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2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5cm" fo:min-width="5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1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cm" fo:min-width="3.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5cm" fo:min-width="3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4.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4.7cm"/>
    </style:style>
    <style:style style:name="gr10" style:family="graphic" style:parent-style-name="objectwithoutfill">
      <style:graphic-properties draw:stroke="solid" draw:stroke-dash="Line_20_Style_20_9" svg:stroke-color="#0000ff" draw:marker-start="Circle" draw:marker-end="Circle" draw:fill="none" draw:textarea-vertical-align="middle"/>
    </style:style>
    <style:style style:name="gr11" style:family="graphic" style:parent-style-name="objectwithoutfill">
      <style:graphic-properties draw:stroke-dash="Line_20_Style_20_9" svg:stroke-color="#0000ff" draw:marker-start="Circle" draw:marker-end="Circle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-dash="Dashed_20__28_var_29__20_3" svg:stroke-color="#000000" draw:marker-start="" draw:marker-end="" draw:fill="none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4" style:family="paragraph">
      <loext:graphic-properties draw:fill="none"/>
      <style:paragraph-properties fo:text-align="center"/>
      <style:text-properties fo:color="#ff333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use-window-font-color="true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8cm" svg:height="1.4cm" svg:x="11cm" svg:y="0.2cm">
          <text:p text:style-name="P1">Suppli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1.4cm" svg:x="9.4cm" svg:y="2.2cm">
          <text:p text:style-name="P3">InvoiceTermTempla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4cm" svg:x="5.8cm" svg:y="4.6cm">
          <text:p text:style-name="P3">P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1.4cm" svg:x="1.6cm" svg:y="7.2cm">
          <text:p text:style-name="P3">OldInvoiceTer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4cm" svg:x="16.2cm" svg:y="4.6cm">
          <text:p text:style-name="P3">InvoiceTe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.4cm" svg:x="11.9cm" svg:y="7.2cm">
          <text:p text:style-name="P3">Invoic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cm" svg:height="1.4cm" svg:x="22.5cm" svg:y="7.2cm">
          <text:p text:style-name="P3">PaymentTer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cm" svg:height="1.4cm" svg:x="16.8cm" svg:y="10.2cm">
          <text:p text:style-name="P3">InvoiceDetai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cm" svg:height="1.4cm" svg:x="5.7cm" svg:y="10.2cm">
          <text:p text:style-name="P3">Acceptanc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4cm" svg:x="11.4cm" svg:y="17.5cm">
          <text:p text:style-name="P3">Paymen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4cm" svg:x="11.4cm" svg:y="10.2cm">
          <text:p text:style-name="P3">BankPayment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cm" svg:height="1.4cm" svg:x="23.4cm" svg:y="13cm">
          <text:p text:style-name="P3">Deductio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8cm" svg:height="1.4cm" svg:x="17.4cm" svg:y="13cm">
          <text:p text:style-name="P3">InvoiceDeductio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cm" svg:height="1.4cm" svg:x="21.1cm" svg:y="17.5cm">
          <text:p text:style-name="P3">DeductionDetail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2.4cm" svg:y1="1.6cm" svg:x2="12.4cm" svg:y2="2.2cm">
          <text:p/>
        </draw:line>
        <draw:line draw:style-name="gr11" draw:text-style-name="P4" draw:layer="layout" svg:x1="15.8cm" svg:y1="3.6cm" svg:x2="18.2cm" svg:y2="4.6cm">
          <text:p/>
        </draw:line>
        <draw:line draw:style-name="gr12" draw:text-style-name="P5" draw:layer="layout" svg:x1="9.4cm" svg:y1="3.6cm" svg:x2="6.8cm" svg:y2="4.6cm">
          <text:p/>
        </draw:line>
        <draw:line draw:style-name="gr12" draw:text-style-name="P5" draw:layer="layout" svg:x1="16.2cm" svg:y1="6cm" svg:x2="14.7cm" svg:y2="7.2cm">
          <text:p/>
        </draw:line>
        <draw:line draw:style-name="gr11" draw:text-style-name="P4" draw:layer="layout" svg:x1="20.2cm" svg:y1="6cm" svg:x2="22.5cm" svg:y2="7.2cm">
          <text:p/>
        </draw:line>
        <draw:line draw:style-name="gr11" draw:text-style-name="P4" draw:layer="layout" svg:x1="5.8cm" svg:y1="6cm" svg:x2="3.8cm" svg:y2="7.2cm">
          <text:p/>
        </draw:line>
        <draw:line draw:style-name="gr12" draw:text-style-name="P5" draw:layer="layout" svg:x1="6.2cm" svg:y1="8.6cm" svg:x2="7.8cm" svg:y2="10.2cm">
          <text:p/>
        </draw:line>
        <draw:line draw:style-name="gr11" draw:text-style-name="P4" draw:layer="layout" svg:x1="11.9cm" svg:y1="8.6cm" svg:x2="10.1cm" svg:y2="10.2cm">
          <text:p/>
        </draw:line>
        <draw:line draw:style-name="gr11" draw:text-style-name="P4" draw:layer="layout" svg:x1="14.7cm" svg:y1="8.6cm" svg:x2="16.8cm" svg:y2="10.2cm">
          <text:p/>
        </draw:line>
        <draw:line draw:style-name="gr13" draw:text-style-name="P6" draw:layer="layout" svg:x1="22.5cm" svg:y1="8.6cm" svg:x2="21.2cm" svg:y2="10.2cm">
          <text:p/>
        </draw:line>
        <draw:line draw:style-name="gr11" draw:text-style-name="P4" draw:layer="layout" svg:x1="13.4cm" svg:y1="11.6cm" svg:x2="13.4cm" svg:y2="17.5cm">
          <text:p/>
        </draw:line>
        <draw:line draw:style-name="gr11" draw:text-style-name="P4" draw:layer="layout" svg:x1="11.4cm" svg:y1="17.5cm" svg:x2="7.8cm" svg:y2="11.6cm">
          <text:p/>
        </draw:line>
        <draw:line draw:style-name="gr11" draw:text-style-name="P4" draw:layer="layout" svg:x1="15.4cm" svg:y1="17.5cm" svg:x2="16.8cm" svg:y2="11.6cm">
          <text:p/>
        </draw:line>
        <draw:line draw:style-name="gr10" draw:text-style-name="P4" draw:layer="layout" svg:x1="19.2cm" svg:y1="11.6cm" svg:x2="19.8cm" svg:y2="13cm">
          <text:p/>
        </draw:line>
        <draw:line draw:style-name="gr11" draw:text-style-name="P4" draw:layer="layout" svg:x1="25.8cm" svg:y1="14.4cm" svg:x2="24.4cm" svg:y2="17.5cm">
          <text:p/>
        </draw:line>
        <draw:line draw:style-name="gr11" draw:text-style-name="P4" draw:layer="layout" svg:x1="10.1cm" svg:y1="11.6cm" svg:x2="21.1cm" svg:y2="17.5cm">
          <text:p/>
        </draw:line>
        <draw:line draw:style-name="gr10" draw:text-style-name="P4" draw:layer="layout" svg:x1="19.8cm" svg:y1="14.4cm" svg:x2="23.2cm" svg:y2="17.5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09:46:50.138008826</meta:creation-date>
    <dc:date>2019-12-26T14:41:06.944100247</dc:date>
    <meta:editing-duration>PT27M16S</meta:editing-duration>
    <meta:editing-cycles>23</meta:editing-cycles>
    <meta:generator>LibreOffice/5.1.6.2$Linux_X86_64 LibreOffice_project/10m0$Build-2</meta:generator>
    <meta:document-statistic meta:object-count="54"/>
  </office:meta>
</office:document-meta>
</file>